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3000000AD0CEE87746C32655F.png" manifest:media-type="image/png"/>
  <manifest:file-entry manifest:full-path="Pictures/10000201000002A9000000F122E77F16576F7A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7cm" fo:padding-top="0cm" fo:padding-bottom="0cm" fo:padding-left="0cm" fo:padding-right="0cm" fo:wrap-option="wrap"/>
    </style:style>
    <style:style style:name="gr2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5.493cm" fo:min-width="25.197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7cm" fo:padding-top="0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6.781cm" fo:min-width="25.197cm" fo:padding-top="0cm" fo:padding-bottom="0cm" fo:padding-left="0cm" fo:padding-right="0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506cm" fo:min-width="25.197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15.372cm" fo:min-width="25.197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標準-title">
      <style:graphic-properties fo:min-height="3.506cm"/>
    </style:style>
    <style:style style:name="pr3" style:family="presentation" style:parent-style-name="標準-subtitle">
      <style:graphic-properties draw:fill-color="#ffffff" fo:min-height="12.179cm"/>
    </style:style>
    <style:style style:name="pr4" style:family="presentation" style:parent-style-name="標準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style:font-size-asian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text-align="start"/>
      <style:text-properties style:font-size-asian="18pt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-color="#ffffff"/>
      <style:text-properties style:font-size-asian="28.1000003814697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ffffff"/>
    </style:style>
    <style:style style:name="P11" style:family="paragraph">
      <style:text-properties style:font-size-asian="32pt"/>
    </style:style>
    <style:style style:name="P12" style:family="paragraph">
      <loext:graphic-properties draw:fill-color="#ffffff"/>
      <style:text-properties style:font-size-asian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#ffffff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6cm" svg:height="3.505cm" svg:x="1.399cm" svg:y="0.837cm">
          <text:p text:style-name="P1"><text:span text:style-name="T1">特徴点と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015cm" svg:height="6.374cm" svg:x="5.982cm" svg:y="11.025cm">
          <draw:image xlink:href="Pictures/10000201000002A9000000F122E77F16576F7AD5.png" xlink:type="simple" xlink:show="embed" xlink:actuate="onLoad">
            <text:p/>
          </draw:image>
        </draw:frame>
        <draw:custom-shape draw:name="TextShape 2" draw:style-name="gr3" draw:text-style-name="P5" draw:layer="layout" svg:width="25.196cm" svg:height="5.492cm" svg:x="1.199cm" svg:y="4.6cm">
          <text:p text:style-name="P4"><text:span text:style-name="T2">　画像中の</text:span></text:p>
          <text:p text:style-name="P4"><text:span text:style-name="T2">　　・エッジ</text:span></text:p>
          <text:p text:style-name="P4"><text:span text:style-name="T2">　　・コーナー</text:span></text:p>
          <text:p text:style-name="P4"><text:span text:style-name="T2">　　・そのいずれかでもないモノのこ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custom-shape draw:name="TextShape 1" draw:style-name="gr5" draw:text-style-name="P2" draw:layer="layout" svg:width="25.196cm" svg:height="3.505cm" svg:x="1.399cm" svg:y="0.837cm">
          <text:p text:style-name="P1"><text:span text:style-name="T1">特徴点を見つける際のルー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5" draw:layer="layout" svg:width="25.196cm" svg:height="6.78cm" svg:x="1.199cm" svg:y="3.956cm">
          <text:p text:style-name="P4"><text:span text:style-name="T2">　以下の２つをルールとすること</text:span></text:p>
          <text:p text:style-name="P4"><text:span text:style-name="T2">　・再現性</text:span></text:p>
          <text:p text:style-name="P4"><text:span text:style-name="T2"><text:tab/></text:span><text:span text:style-name="T2">　ある特徴点は常に特徴点として認識される</text:span></text:p>
          <text:p text:style-name="P4"><text:span text:style-name="T2">　・識別性</text:span></text:p>
          <text:p text:style-name="P4"><text:span text:style-name="T2">　　ある特徴点はその他の特徴点と明確に異なると識別でき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4.046cm" svg:height="4.575cm" svg:x="7.199cm" svg:y="13.224cm">
          <draw:image xlink:href="Pictures/1000020100000213000000AD0CEE87746C32655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custom-shape draw:style-name="gr7" draw:text-style-name="P2" draw:layer="layout" svg:width="25.196cm" svg:height="3.505cm" svg:x="1.399cm" svg:y="0.837cm">
          <text:p text:style-name="P1"><text:span text:style-name="T1">特徴点を見つける際のルー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5" draw:layer="layout" svg:width="25.196cm" svg:height="15.371cm" svg:x="1.199cm" svg:y="4.029cm">
          <text:p text:style-name="P4"><text:span text:style-name="T2">　それらは</text:span></text:p>
          <text:p text:style-name="P4"><text:span text:style-name="T2">　　・特徴点の検出（</text:span><text:span text:style-name="T2">Feature Detection</text:span><text:span text:style-name="T2">）</text:span></text:p>
          <text:p text:style-name="P4"><text:span text:style-name="T2">　　・特徴点の表現方法（</text:span><text:span text:style-name="T2">Feature Description</text:span><text:span text:style-name="T2">）</text:span></text:p>
          <text:p text:style-name="P4"><text:span text:style-name="T2">　に求められることに一致する。</text:span></text:p>
          <text:p text:style-name="P4"><text:span text:style-name="T2"/></text:p>
          <text:p text:style-name="P4"><text:span text:style-name="T2">つまり・・・</text:span></text:p>
          <text:p text:style-name="P4"><text:span text:style-name="T2"/></text:p>
          <text:p text:style-name="P4"><text:span text:style-name="T2">・画像の</text:span><text:span text:style-name="T3">角度</text:span><text:span text:style-name="T2">や</text:span><text:span text:style-name="T3">拡大率</text:span><text:span text:style-name="T2">などで変化しない、頑健な特徴点を検出し、（</text:span><text:span text:style-name="T2">Feature Detection</text:span><text:span text:style-name="T2">）</text:span></text:p>
          <text:p text:style-name="P4"><text:span text:style-name="T2">・一意に識別できる表現方法で表現すること（</text:span><text:span text:style-name="T2">Feature Description</text:span><text:span text:style-name="T2">）</text:span></text:p>
          <text:p text:style-name="P4"><text:span text:style-name="T2"/></text:p>
          <text:p text:style-name="P4"><text:span text:style-name="T2">　が画像における特徴点の認識の目標となる。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特徴点の検出（Detection）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8">　特徴点を検出する手順は、</text:p>
            <text:p text:style-name="P8">　　　</text:p>
            <text:p text:style-name="P8">　　　1. edgeの検出</text:p>
            <text:p text:style-name="P8">　　　2. corrnerの検出</text:p>
            <text:p text:style-name="P8"/>
            <text:p text:style-name="P8">　となる。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edgeの検出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p text:style-name="P11">・輝度変化が激しい点を見つける</text:p>
            <text:p text:style-name="P11">・変化量が一定以上ならエッジとする</text:p>
            <text:p text:style-name="P11">＝しきい値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edgeの検出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>・輝度変化が激しい点を見つける</text:p>
            <text:p>・変化量が一定以上ならエッジとする</text:p>
            <text:p>＝しきい値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edgeの検出</text:p>
          </draw:text-box>
        </draw:frame>
        <draw:frame presentation:style-name="pr3" draw:text-style-name="P12" draw:layer="layout" svg:width="25.199cm" svg:height="12.179cm" svg:x="1.4cm" svg:y="4.914cm" presentation:class="subtitle" presentation:user-transformed="true">
          <draw:text-box>
            <text:p text:style-name="P11">・輝度変化が激しい点を見つける</text:p>
            <text:p text:style-name="P11">・変化量が一定以上ならエッジとする</text:p>
            <text:p text:style-name="P11">＝しきい値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cornnerの検出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>・複数のエッジが集まる箇所</text:p>
            <text:p>・スケーリングに弱い</text:p>
            <text:p>画像が大きいとエッジ度合いが緩やかになるから</text:p>
            <text:p>らしい。</text:p>
            <text:p/>
            <text:p>※スケーリングについて</text:p>
            <text:p>FASTという手法はこれを克服している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cornnerの検出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>・複数のエッジが集まる箇所</text:p>
            <text:p>・スケーリングに弱い</text:p>
            <text:p>画像が大きいとエッジ度合いが緩やかになるから</text:p>
            <text:p>らしい。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特徴量記述（Feature Description）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8">以下の3点に対して頑健な表現を達成したい</text:p>
            <text:p text:style-name="P8"/>
            <text:p text:style-name="P8">・Translation：画像のスライド</text:p>
            <text:p text:style-name="P8">・Rotation：画像の回転</text:p>
            <text:p text:style-name="P8">・Scaling：画像の拡大/縮小</text:p>
            <text:p text:style-name="P8"/>
            <text:p text:style-name="P8">HarrisではScalingに対応できない</text:p>
            <text:p text:style-name="P8">　ー＞SIFT で可能</text:p>
            <text:p text:style-name="P8"/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0">
        <draw:frame presentation:style-name="pr2" draw:layer="layout" svg:width="25.199cm" svg:height="3.506cm" svg:x="1.4cm" svg:y="0.837cm" presentation:class="title">
          <draw:text-box>
            <text:p>SIFT（Scale Invariant Feature Transform）スケール不変特徴変換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p text:style-name="P8">以下の3点に対して頑健な表現を達成したい</text:p>
            <text:p text:style-name="P8"/>
            <text:p text:style-name="P8">・Translation：画像のスライド</text:p>
            <text:p text:style-name="P8">・Rotation：画像の回転</text:p>
            <text:p text:style-name="P8">・Scaling：画像の拡大/縮小</text:p>
            <text:p text:style-name="P8"/>
            <text:p text:style-name="P8">HarrisではScalingに対応できない</text:p>
            <text:p text:style-name="P8">　ー＞SIFT で可能</text:p>
            <text:p text:style-name="P8"/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7" draw:layer="backgroundobjects" svg:width="25.196cm" svg:height="3.505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6:23:19.373222126</meta:creation-date>
    <dc:date>2018-11-24T17:18:53.064037901</dc:date>
    <meta:editing-duration>PT34M31S</meta:editing-duration>
    <meta:editing-cycles>4</meta:editing-cycles>
    <meta:generator>LibreOffice/5.1.6.2$Linux_X86_64 LibreOffice_project/10m0$Build-2</meta:generator>
    <meta:document-statistic meta:object-count="75"/>
  </office:meta>
</office:document-meta>
</file>